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3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7, 1894</text:p>
      <text:p text:style-name="P5">Month<text:tab/><text:tab/><text:tab/><text:tab/><text:tab/><text:tab/>March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March 7, 1894./</text:p>
      <text:p text:style-name="P2">Honorable Joseph Blumenthal,/</text:p>
      <text:p text:style-name="P2">My dear Sir:/</text:p>
      <text:p text:style-name="P2"><text:tab/>Your favor just received, together/ with enclosure. <text:s/>Many thanks. <text:s/>Mr. E. L. Rothschild has/ sent me the five dollars herein enclosed, as a donation for/ the building fund by Mr. Henry Jonas./</text:p>
      <text:p text:style-name="P2"><text:tab/>Mrs. D. Fredenberg promised me ten/ dollars, but I thought it advisable to let our collectors/ apply for them. <text:s/>Our meeting passed off harmoniously and/ pleasantly, but in the report mistakes crept in. <text:s/>I shall try/ my best to prepare a more extensive one for the convention./</text:p>
      <text:p text:style-name="P2"><text:tab/>I was surprised not to have found/ the rare copy of the Talmud, formerly the property of the/ late Pressor Della Torre of the Padua College, for which I/ paid forty dollars. <text:s/>Dr. Jaffe was not at the <text:soft-page-break/>Seminary on/ Monday when I arrived, but I left word with David Wittenberg/ that inquiries should be made at the Custom House. <text:s/>Mean-/while I wrote to Rabbi Servi who was to have attended to the/ matter./ <text:s/>With kind regards,/ 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57:28.62</meta:creation-date>
    <dc:date>2011-12-20T15:02:24.27</dc:date>
    <dc:creator>Penn Libraries</dc:creator>
    <meta:editing-duration>PT00H04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37" meta:character-count="2261"/>
  </office:meta>
</office:document-meta>
</file>